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7ef8" officeooo:paragraph-rsid="00107ef8"/>
    </style:style>
    <style:style style:name="P2" style:family="paragraph" style:parent-style-name="Standard">
      <style:text-properties officeooo:rsid="00107ef8" officeooo:paragraph-rsid="0011ab86"/>
    </style:style>
    <style:style style:name="P3" style:family="paragraph" style:parent-style-name="Standard">
      <style:text-properties officeooo:rsid="00107ef8" officeooo:paragraph-rsid="00154503"/>
    </style:style>
    <style:style style:name="P4" style:family="paragraph" style:parent-style-name="Standard">
      <style:text-properties officeooo:rsid="00107ef8" officeooo:paragraph-rsid="0015b7b2"/>
    </style:style>
    <style:style style:name="P5" style:family="paragraph" style:parent-style-name="Standard">
      <style:text-properties fo:font-weight="bold" officeooo:rsid="00107ef8" officeooo:paragraph-rsid="0011ab86" style:font-weight-asian="bold" style:font-weight-complex="bold"/>
    </style:style>
    <style:style style:name="P6" style:family="paragraph" style:parent-style-name="Standard">
      <style:text-properties fo:font-weight="bold" officeooo:rsid="00107ef8" officeooo:paragraph-rsid="0012b25b" style:font-weight-asian="bold" style:font-weight-complex="bold"/>
    </style:style>
    <style:style style:name="P7" style:family="paragraph" style:parent-style-name="Standard">
      <style:text-properties fo:font-weight="bold" officeooo:rsid="00107ef8" officeooo:paragraph-rsid="001f07ad" style:font-weight-asian="bold" style:font-weight-complex="bold"/>
    </style:style>
    <style:style style:name="P8" style:family="paragraph" style:parent-style-name="Standard">
      <style:text-properties fo:font-weight="bold" officeooo:rsid="00107ef8" officeooo:paragraph-rsid="00216ddc" style:font-weight-asian="bold" style:font-weight-complex="bold"/>
    </style:style>
    <style:style style:name="P9" style:family="paragraph" style:parent-style-name="Standard">
      <style:text-properties fo:font-weight="bold" officeooo:rsid="00107ef8" officeooo:paragraph-rsid="0027f375" style:font-weight-asian="bold" style:font-weight-complex="bold"/>
    </style:style>
    <style:style style:name="P10" style:family="paragraph" style:parent-style-name="Standard">
      <style:text-properties fo:font-weight="bold" officeooo:rsid="00107ef8" officeooo:paragraph-rsid="002c4903" style:font-weight-asian="bold" style:font-weight-complex="bold"/>
    </style:style>
    <style:style style:name="P11" style:family="paragraph" style:parent-style-name="Standard">
      <style:text-properties fo:font-weight="bold" officeooo:rsid="0014d8c4" officeooo:paragraph-rsid="0014d8c4" style:font-weight-asian="bold" style:font-weight-complex="bold"/>
    </style:style>
    <style:style style:name="P12" style:family="paragraph" style:parent-style-name="Standard">
      <style:text-properties fo:font-weight="bold" officeooo:paragraph-rsid="002f51ad" style:font-weight-asian="bold" style:font-weight-complex="bold"/>
    </style:style>
    <style:style style:name="P13" style:family="paragraph" style:parent-style-name="Standard">
      <style:text-properties officeooo:paragraph-rsid="0011ab86"/>
    </style:style>
    <style:style style:name="P14" style:family="paragraph" style:parent-style-name="Standard">
      <style:text-properties officeooo:paragraph-rsid="00154503"/>
    </style:style>
    <style:style style:name="P15" style:family="paragraph" style:parent-style-name="Standard">
      <style:text-properties officeooo:paragraph-rsid="001be98f"/>
    </style:style>
    <style:style style:name="P16" style:family="paragraph" style:parent-style-name="Standard">
      <style:text-properties officeooo:paragraph-rsid="001dea8d"/>
    </style:style>
    <style:style style:name="P17" style:family="paragraph" style:parent-style-name="Standard">
      <style:text-properties fo:font-weight="normal" officeooo:rsid="00107ef8" officeooo:paragraph-rsid="00278430" style:font-weight-asian="normal" style:font-weight-complex="normal"/>
    </style:style>
    <style:style style:name="P18" style:family="paragraph" style:parent-style-name="Standard">
      <style:text-properties fo:font-weight="normal" officeooo:rsid="0023a585" officeooo:paragraph-rsid="0023a585" style:font-weight-asian="normal" style:font-weight-complex="normal"/>
    </style:style>
    <style:style style:name="P19" style:family="paragraph" style:parent-style-name="Standard">
      <style:text-properties fo:font-weight="normal" officeooo:rsid="0023a585" officeooo:paragraph-rsid="0025601d" style:font-weight-asian="normal" style:font-weight-complex="normal"/>
    </style:style>
    <style:style style:name="P20" style:family="paragraph" style:parent-style-name="Standard">
      <style:text-properties officeooo:paragraph-rsid="0025601d"/>
    </style:style>
    <style:style style:name="P21" style:family="paragraph" style:parent-style-name="Standard">
      <style:text-properties officeooo:paragraph-rsid="0027f375"/>
    </style:style>
    <style:style style:name="P22" style:family="paragraph" style:parent-style-name="Standard">
      <style:text-properties officeooo:paragraph-rsid="002c4903"/>
    </style:style>
    <style:style style:name="P23" style:family="paragraph" style:parent-style-name="Standard">
      <style:text-properties officeooo:rsid="0019ea8b" officeooo:paragraph-rsid="0019ea8b"/>
    </style:style>
    <style:style style:name="P24" style:family="paragraph" style:parent-style-name="Standard">
      <style:text-properties officeooo:rsid="0019ea8b" officeooo:paragraph-rsid="002f3940"/>
    </style:style>
    <style:style style:name="P25" style:family="paragraph" style:parent-style-name="Standard">
      <style:text-properties officeooo:rsid="0019ea8b" officeooo:paragraph-rsid="002f406a"/>
    </style:style>
    <style:style style:name="P26" style:family="paragraph" style:parent-style-name="Standard">
      <style:text-properties officeooo:rsid="0019ea8b" officeooo:paragraph-rsid="002ffc2a"/>
    </style:style>
    <style:style style:name="P27" style:family="paragraph" style:parent-style-name="Standard">
      <style:text-properties officeooo:paragraph-rsid="002ffc2a"/>
    </style:style>
    <style:style style:name="P28" style:family="paragraph" style:parent-style-name="Standard">
      <style:paragraph-properties fo:break-before="page"/>
      <style:text-properties fo:font-weight="bold" officeooo:rsid="00107ef8" officeooo:paragraph-rsid="0012b25b" style:font-weight-asian="bold" style:font-weight-complex="bold"/>
    </style:style>
    <style:style style:name="P29" style:family="paragraph" style:parent-style-name="Standard">
      <style:paragraph-properties fo:break-before="page"/>
      <style:text-properties fo:font-weight="bold" officeooo:rsid="00107ef8" officeooo:paragraph-rsid="0011ab86" style:font-weight-asian="bold" style:font-weight-complex="bold"/>
    </style:style>
    <style:style style:name="P30" style:family="paragraph" style:parent-style-name="Standard">
      <style:paragraph-properties fo:break-before="page"/>
      <style:text-properties fo:font-weight="bold" officeooo:rsid="0019be7a" officeooo:paragraph-rsid="0019be7a" style:font-weight-asian="bold" style:font-weight-complex="bold"/>
    </style:style>
    <style:style style:name="P31" style:family="paragraph" style:parent-style-name="Standard">
      <style:paragraph-properties fo:break-before="page"/>
      <style:text-properties fo:font-weight="bold" officeooo:rsid="0014d8c4" officeooo:paragraph-rsid="0014d8c4" style:font-weight-asian="bold" style:font-weight-complex="bold"/>
    </style:style>
    <style:style style:name="P32" style:family="paragraph" style:parent-style-name="Standard">
      <style:paragraph-properties fo:break-before="page"/>
      <style:text-properties fo:font-weight="bold" officeooo:rsid="0019ea8b" officeooo:paragraph-rsid="0019ea8b" style:font-weight-asian="bold" style:font-weight-complex="bold"/>
    </style:style>
    <style:style style:name="P33" style:family="paragraph" style:parent-style-name="Standard">
      <style:paragraph-properties fo:break-before="page"/>
      <style:text-properties fo:font-weight="bold" officeooo:rsid="0019ea8b" officeooo:paragraph-rsid="002f406a" style:font-weight-asian="bold" style:font-weight-complex="bold"/>
    </style:style>
    <style:style style:name="P34" style:family="paragraph" style:parent-style-name="Standard">
      <style:paragraph-properties fo:break-before="page"/>
      <style:text-properties officeooo:paragraph-rsid="00278430"/>
    </style:style>
    <style:style style:name="P35" style:family="paragraph" style:parent-style-name="Standard">
      <style:text-properties fo:font-weight="bold" officeooo:rsid="00107ef8" officeooo:paragraph-rsid="00278430" style:font-weight-asian="bold" style:font-weight-complex="bold"/>
    </style:style>
    <style:style style:name="P36" style:family="paragraph" style:parent-style-name="Standard">
      <style:text-properties fo:font-weight="bold" officeooo:rsid="00107ef8" officeooo:paragraph-rsid="00331be4" style:font-weight-asian="bold" style:font-weight-complex="bold"/>
    </style:style>
    <style:style style:name="P37" style:family="paragraph" style:parent-style-name="Standard">
      <style:text-properties fo:font-weight="normal" officeooo:rsid="0027f375" officeooo:paragraph-rsid="0027f375" style:font-weight-asian="normal" style:font-weight-complex="normal"/>
    </style:style>
    <style:style style:name="P38" style:family="paragraph" style:parent-style-name="Standard">
      <style:text-properties fo:font-weight="normal" officeooo:rsid="002f406a" officeooo:paragraph-rsid="002f406a" style:font-weight-asian="normal" style:font-weight-complex="normal"/>
    </style:style>
    <style:style style:name="P39" style:family="paragraph" style:parent-style-name="Standard">
      <style:text-properties fo:font-weight="normal" officeooo:rsid="003047fe" officeooo:paragraph-rsid="00331be4" style:font-weight-asian="normal" style:font-weight-complex="normal"/>
    </style:style>
    <style:style style:name="P40" style:family="paragraph" style:parent-style-name="Standard">
      <style:text-properties fo:font-weight="normal" officeooo:rsid="003047fe" officeooo:paragraph-rsid="00348a37" style:font-weight-asian="normal" style:font-weight-complex="normal"/>
    </style:style>
    <style:style style:name="P41" style:family="paragraph" style:parent-style-name="Standard">
      <style:text-properties officeooo:paragraph-rsid="00107ef8"/>
    </style:style>
    <style:style style:name="P42" style:family="paragraph" style:parent-style-name="Standard">
      <style:text-properties officeooo:paragraph-rsid="00154503"/>
    </style:style>
    <style:style style:name="P43" style:family="paragraph" style:parent-style-name="Standard">
      <style:text-properties officeooo:rsid="0019ea8b" officeooo:paragraph-rsid="002f3940"/>
    </style:style>
    <style:style style:name="P44" style:family="paragraph" style:parent-style-name="Standard">
      <style:text-properties officeooo:paragraph-rsid="00348a37"/>
    </style:style>
    <style:style style:name="P45" style:family="paragraph" style:parent-style-name="Standard">
      <style:text-properties fo:language="cs" fo:country="CZ" fo:font-weight="normal" officeooo:rsid="0034b76a" officeooo:paragraph-rsid="0034b76a" style:font-weight-asian="normal" style:font-weight-complex="normal"/>
    </style:style>
    <style:style style:name="P46" style:family="paragraph" style:parent-style-name="Standard">
      <style:text-properties style:font-name="Liberation Serif" fo:font-size="12pt" style:font-size-asian="12pt" style:font-size-complex="12pt"/>
    </style:style>
    <style:style style:name="P47" style:family="paragraph" style:parent-style-name="Standard">
      <style:text-properties style:font-name="Liberation Serif" fo:font-size="12pt" officeooo:paragraph-rsid="003531ff" style:font-size-asian="12pt" style:font-size-complex="12pt"/>
    </style:style>
    <style:style style:name="P48" style:family="paragraph" style:parent-style-name="Standard">
      <style:text-properties style:font-name="Liberation Serif" fo:font-size="12pt" fo:language="en" fo:country="US" officeooo:rsid="00365d08" officeooo:paragraph-rsid="00365d08" style:font-size-asian="12pt" style:font-size-complex="12pt"/>
    </style:style>
    <style:style style:name="P49" style:family="paragraph" style:parent-style-name="Standard">
      <style:text-properties fo:font-size="12pt" officeooo:paragraph-rsid="003531ff" style:font-size-asian="12pt" style:font-size-complex="12pt"/>
    </style:style>
    <style:style style:name="P50" style:family="paragraph" style:parent-style-name="Standard">
      <style:paragraph-properties fo:break-before="page"/>
      <style:text-properties fo:language="en" fo:country="US" fo:font-weight="bold" officeooo:rsid="00331be4" officeooo:paragraph-rsid="00331be4" style:font-weight-asian="bold" style:font-weight-complex="bold"/>
    </style:style>
    <style:style style:name="P51" style:family="paragraph" style:parent-style-name="Standard">
      <style:paragraph-properties fo:break-before="page"/>
      <style:text-properties fo:language="cs" fo:country="CZ" fo:font-weight="bold" officeooo:rsid="0034b76a" officeooo:paragraph-rsid="0034b76a" style:font-weight-asian="bold" style:font-weight-complex="bold"/>
    </style:style>
    <style:style style:name="T1" style:family="text">
      <style:text-properties officeooo:rsid="0012b25b"/>
    </style:style>
    <style:style style:name="T2" style:family="text">
      <style:text-properties officeooo:rsid="00136edd"/>
    </style:style>
    <style:style style:name="T3" style:family="text">
      <style:text-properties officeooo:rsid="0014d8c4"/>
    </style:style>
    <style:style style:name="T4" style:family="text">
      <style:text-properties officeooo:rsid="00154503"/>
    </style:style>
    <style:style style:name="T5" style:family="text">
      <style:text-properties fo:font-weight="bold" officeooo:rsid="0014d8c4" style:font-weight-asian="bold" style:font-weight-complex="bold"/>
    </style:style>
    <style:style style:name="T6" style:family="text">
      <style:text-properties fo:font-weight="bold" officeooo:rsid="00154503" style:font-weight-asian="bold" style:font-weight-complex="bold"/>
    </style:style>
    <style:style style:name="T7" style:family="text">
      <style:text-properties fo:font-weight="bold" officeooo:rsid="001be98f" style:font-weight-asian="bold" style:font-weight-complex="bold"/>
    </style:style>
    <style:style style:name="T8" style:family="text">
      <style:text-properties fo:font-weight="bold" officeooo:rsid="001ce252" style:font-weight-asian="bold" style:font-weight-complex="bold"/>
    </style:style>
    <style:style style:name="T9" style:family="text">
      <style:text-properties fo:font-weight="bold" officeooo:rsid="001dea8d" style:font-weight-asian="bold" style:font-weight-complex="bold"/>
    </style:style>
    <style:style style:name="T10" style:family="text">
      <style:text-properties fo:font-weight="bold" officeooo:rsid="001f07ad" style:font-weight-asian="bold" style:font-weight-complex="bold"/>
    </style:style>
    <style:style style:name="T11" style:family="text">
      <style:text-properties fo:font-weight="bold" officeooo:rsid="0025a3ed" style:font-weight-asian="bold" style:font-weight-complex="bold"/>
    </style:style>
    <style:style style:name="T12" style:family="text">
      <style:text-properties fo:font-weight="bold" officeooo:rsid="00107ef8" style:font-weight-asian="bold" style:font-weight-complex="bold"/>
    </style:style>
    <style:style style:name="T13" style:family="text">
      <style:text-properties fo:font-weight="bold" officeooo:rsid="002f51ad" style:font-weight-asian="bold" style:font-weight-complex="bold"/>
    </style:style>
    <style:style style:name="T14" style:family="text">
      <style:text-properties fo:font-weight="bold" officeooo:rsid="00202e38" style:font-weight-asian="bold" style:font-weight-complex="bold"/>
    </style:style>
    <style:style style:name="T15" style:family="text">
      <style:text-properties fo:font-weight="bold" officeooo:rsid="002ffc2a" style:font-weight-asian="bold" style:font-weight-complex="bold"/>
    </style:style>
    <style:style style:name="T16" style:family="text">
      <style:text-properties fo:font-weight="bold" officeooo:rsid="0027f375" style:font-weight-asian="bold" style:font-weight-complex="bold"/>
    </style:style>
    <style:style style:name="T17" style:family="text">
      <style:text-properties officeooo:rsid="00107ef8"/>
    </style:style>
    <style:style style:name="T18" style:family="text">
      <style:text-properties officeooo:rsid="0015b7b2"/>
    </style:style>
    <style:style style:name="T19" style:family="text">
      <style:text-properties officeooo:rsid="0017869d"/>
    </style:style>
    <style:style style:name="T20" style:family="text">
      <style:text-properties officeooo:rsid="0018cbe8"/>
    </style:style>
    <style:style style:name="T21" style:family="text">
      <style:text-properties officeooo:rsid="00202e38"/>
    </style:style>
    <style:style style:name="T22" style:family="text">
      <style:text-properties officeooo:rsid="00216ddc"/>
    </style:style>
    <style:style style:name="T23" style:family="text">
      <style:text-properties officeooo:rsid="0022ad4a"/>
    </style:style>
    <style:style style:name="T24" style:family="text">
      <style:text-properties officeooo:rsid="0023a58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107ef8" style:font-weight-asian="normal" style:font-weight-complex="normal"/>
    </style:style>
    <style:style style:name="T27" style:family="text">
      <style:text-properties fo:font-weight="normal" officeooo:rsid="0023a585" style:font-weight-asian="normal" style:font-weight-complex="normal"/>
    </style:style>
    <style:style style:name="T28" style:family="text">
      <style:text-properties fo:font-weight="normal" officeooo:rsid="00278430" style:font-weight-asian="normal" style:font-weight-complex="normal"/>
    </style:style>
    <style:style style:name="T29" style:family="text">
      <style:text-properties fo:font-weight="normal" officeooo:rsid="0027f375" style:font-weight-asian="normal" style:font-weight-complex="normal"/>
    </style:style>
    <style:style style:name="T30" style:family="text">
      <style:text-properties fo:font-weight="normal" officeooo:rsid="0029679b" style:font-weight-asian="normal" style:font-weight-complex="normal"/>
    </style:style>
    <style:style style:name="T31" style:family="text">
      <style:text-properties fo:font-weight="normal" officeooo:rsid="002ca8b2" style:font-weight-asian="normal" style:font-weight-complex="normal"/>
    </style:style>
    <style:style style:name="T32" style:family="text">
      <style:text-properties fo:font-weight="normal" officeooo:rsid="002f3940" style:font-weight-asian="normal" style:font-weight-complex="normal"/>
    </style:style>
    <style:style style:name="T33" style:family="text">
      <style:text-properties fo:font-weight="normal" officeooo:rsid="0017869d" style:font-weight-asian="normal" style:font-weight-complex="normal"/>
    </style:style>
    <style:style style:name="T34" style:family="text">
      <style:text-properties fo:font-weight="normal" officeooo:rsid="002f406a" style:font-weight-asian="normal" style:font-weight-complex="normal"/>
    </style:style>
    <style:style style:name="T35" style:family="text">
      <style:text-properties fo:font-weight="normal" officeooo:rsid="003531ff" style:font-weight-asian="normal" style:font-weight-complex="normal"/>
    </style:style>
    <style:style style:name="T36" style:family="text">
      <style:text-properties officeooo:rsid="0025601d"/>
    </style:style>
    <style:style style:name="T37" style:family="text">
      <style:text-properties officeooo:rsid="00278430"/>
    </style:style>
    <style:style style:name="T38" style:family="text">
      <style:text-properties officeooo:rsid="0027f375"/>
    </style:style>
    <style:style style:name="T39" style:family="text">
      <style:text-properties officeooo:rsid="002a4ec9"/>
    </style:style>
    <style:style style:name="T40" style:family="text">
      <style:text-properties officeooo:rsid="002bdc15"/>
    </style:style>
    <style:style style:name="T41" style:family="text">
      <style:text-properties officeooo:rsid="002c4903"/>
    </style:style>
    <style:style style:name="T42" style:family="text">
      <style:text-properties officeooo:rsid="002e6eeb"/>
    </style:style>
    <style:style style:name="T43" style:family="text">
      <style:text-properties officeooo:rsid="002f3940"/>
    </style:style>
    <style:style style:name="T44" style:family="text">
      <style:text-properties officeooo:rsid="002f406a"/>
    </style:style>
    <style:style style:name="T45" style:family="text">
      <style:text-properties officeooo:rsid="002f51ad"/>
    </style:style>
    <style:style style:name="T46" style:family="text">
      <style:text-properties officeooo:rsid="003047fe"/>
    </style:style>
    <style:style style:name="T47" style:family="text">
      <style:text-properties fo:language="en" fo:country="US" officeooo:rsid="00348a37"/>
    </style:style>
    <style:style style:name="T48" style:family="text">
      <style:text-properties fo:language="en" fo:country="US" fo:font-weight="bold" officeooo:rsid="0014d8c4" style:font-weight-asian="bold" style:font-weight-complex="bold"/>
    </style:style>
    <style:style style:name="T49" style:family="text">
      <style:text-properties fo:language="en" fo:country="US" fo:font-weight="bold" officeooo:rsid="00348a37" style:font-weight-asian="bold" style:font-weight-complex="bold"/>
    </style:style>
    <style:style style:name="T50" style:family="text">
      <style:text-properties fo:language="en" fo:country="US" officeooo:rsid="002f3940"/>
    </style:style>
    <style:style style:name="T51" style:family="text">
      <style:text-properties fo:language="en" fo:country="US" fo:font-weight="normal" officeooo:rsid="003531ff" style:font-weight-asian="normal" style:font-weight-complex="normal"/>
    </style:style>
    <style:style style:name="T52" style:family="text">
      <style:text-properties fo:language="en" fo:country="US" officeooo:rsid="003531ff"/>
    </style:style>
    <style:style style:name="T53" style:family="text">
      <style:text-properties fo:language="cs" fo:country="CZ" fo:font-weight="normal" officeooo:rsid="0034b76a" style:font-weight-asian="normal" style:font-weight-complex="normal"/>
    </style:style>
    <style:style style:name="T54" style:family="text">
      <style:text-properties fo:language="cs" fo:country="CZ" fo:font-weight="normal" officeooo:rsid="003531ff" style:font-weight-asian="normal" style:font-weight-complex="normal"/>
    </style:style>
    <style:style style:name="T55" style:family="text">
      <style:text-properties officeooo:rsid="003531ff"/>
    </style:style>
    <style:style style:name="T56" style:family="text">
      <style:text-properties fo:color="#000000" loext:opacity="100%" style:font-name="Consolas" fo:font-size="9.5pt" style:font-size-asian="9.5pt"/>
    </style:style>
    <style:style style:name="T57" style:family="text">
      <style:text-properties fo:color="#000000" loext:opacity="100%" style:font-name="Consolas" fo:font-size="9.5pt" officeooo:rsid="003531ff" style:font-size-asian="9.5pt"/>
    </style:style>
    <style:style style:name="T58" style:family="text">
      <style:text-properties fo:color="#000000" loext:opacity="100%" style:font-name="Consolas" fo:font-size="9.5pt" fo:language="en" fo:country="US" officeooo:rsid="003531ff" style:font-size-asian="9.5pt"/>
    </style:style>
    <style:style style:name="T59" style:family="text">
      <style:text-properties fo:color="#000000" loext:opacity="100%" style:font-name="Consolas" fo:font-size="9.5pt" fo:language="en" fo:country="US" officeooo:rsid="003531ff" style:font-size-asian="9.5pt" style:font-size-complex="12pt"/>
    </style:style>
    <style:style style:name="T60" style:family="text">
      <style:text-properties fo:color="#000000" loext:opacity="100%" style:font-name="Consolas"/>
    </style:style>
    <style:style style:name="T61" style:family="text">
      <style:text-properties fo:color="#000000" loext:opacity="100%" style:font-name="Consolas" fo:language="en" fo:country="US" officeooo:rsid="003531ff"/>
    </style:style>
    <style:style style:name="T62" style:family="text">
      <style:text-properties fo:color="#000000" loext:opacity="100%" fo:font-size="9.5pt" style:font-size-asian="9.5pt"/>
    </style:style>
    <style:style style:name="T63" style:family="text">
      <style:text-properties fo:color="#000000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Entity Types:</text:p>
      <text:p text:style-name="P5">00 00 : 0 ?</text:p>
      <text:p text:style-name="P5">00 01 : N/A</text:p>
      <text:p text:style-name="P5">00 02 : Scenery</text:p>
      <text:p text:style-name="P5">00 03 : Player Spawn</text:p>
      <text:p text:style-name="P5">00 04 : N/A</text:p>
      <text:p text:style-name="P5">00 05 : Creatures</text:p>
      <text:p text:style-name="P5">00 06 : N/A</text:p>
      <text:p text:style-name="P5">00 07 : Weather</text:p>
      <text:p text:style-name="P5">00 08 : N/A</text:p>
      <text:p text:style-name="P5">00 09 : N/A</text:p>
      <text:p text:style-name="P5">00 0A : Effects</text:p>
      <text:p text:style-name="P5">00 0B : Switches</text:p>
      <text:p text:style-name="P5">00 0C : Spells</text:p>
      <text:p text:style-name="P5">00 0D : N/A</text:p>
      <text:p text:style-name="P5">00 0E : N/A</text:p>
      <text:p text:style-name="P5">00 0F : N/A </text:p>
      <text:p text:style-name="P5"/>
      <text:p text:style-name="P6"/>
      <text:p text:style-name="P28"><text:span text:style-name="T2">0x</text:span><text:span text:style-name="T1">02-</text:span>Scenery Subtypes</text:p>
      <text:p text:style-name="P6">0- tree</text:p>
      <text:p text:style-name="P6">1- statue1</text:p>
      <text:p text:style-name="P6">2- stonehange</text:p>
      <text:p text:style-name="P6">3- statue2</text:p>
      <text:p text:style-name="P6">4- small carpet1</text:p>
      <text:p text:style-name="P6">5- small carpet2</text:p>
      <text:p text:style-name="P6">6-</text:p>
      <text:p text:style-name="P6">7- barrel</text:p>
      <text:p text:style-name="P6">8- vase</text:p>
      <text:p text:style-name="P30">0x03-Player Spawn</text:p>
      <text:p text:style-name="P5"/>
      <text:p text:style-name="P5"/>
      <text:p text:style-name="P29"><text:span text:style-name="T2">0x05-</text:span>Creatures Subtypes</text:p>
      <text:p text:style-name="P5">0 - flying worm</text:p>
      <text:p text:style-name="P5">1 - goat</text:p>
      <text:p text:style-name="P5">2 - bee</text:p>
      <text:p text:style-name="P5">3 - worm</text:p>
      <text:p text:style-name="P5">4 - archer</text:p>
      <text:p text:style-name="P5">6 - ?Crab?</text:p>
      <text:p text:style-name="P5">7 - ?Kraken?</text:p>
      <text:p text:style-name="P5">8 - ?Griffon?</text:p>
      <text:p text:style-name="P5">9 - ?skeleton? archer2</text:p>
      <text:p text:style-name="P5">10 - ?Emu?</text:p>
      <text:p text:style-name="P5">11 - ?Genie?</text:p>
      <text:p text:style-name="P5">12 - Builder(villiger)</text:p>
      <text:p text:style-name="P5">13 - Townie(villiger)</text:p>
      <text:p text:style-name="P5">14 - Trader(villiger)</text:p>
      <text:p text:style-name="P5">15 - exploded humans(with hair flag)</text:p>
      <text:p text:style-name="P5">16 - wyvern</text:p>
      <text:p text:style-name="P5">17 - strong leon creature</text:p>
      <text:p text:style-name="P5">18 - head</text:p>
      <text:p text:style-name="P5">19 - firefly</text:p>
      <text:p text:style-name="P5">20 - spider</text:p>
      <text:p text:style-name="P5">21 - skiping diablos</text:p>
      <text:p text:style-name="P5">22 - flying mana</text:p>
      <text:p text:style-name="P5">23 - ballons</text:p>
      <text:p text:style-name="P5">24 -</text:p>
      <text:p text:style-name="P5">25 - flying creatures</text:p>
      <text:p text:style-name="P5">26 - mumie</text:p>
      <text:p text:style-name="P5">27 - big dragon</text:p>
      <text:p text:style-name="P5">28 - mana</text:p>
      <text:p text:style-name="P5">29 -</text:p>
      <text:p text:style-name="P5">30 -</text:p>
      <text:p text:style-name="P5"/>
      <text:p text:style-name="P11"/>
      <text:p text:style-name="P31">0x0A-Effects</text:p>
      <text:p text:style-name="P11"/>
      <text:p text:style-name="P7"><text:span text:style-name="T3">0x0A,0x</text:span><text:span text:style-name="T21">0</text:span><text:span text:style-name="T3">1 </text:span><text:span text:style-name="T36">quick fair</text:span></text:p>
      <text:p text:style-name="P20"><text:span text:style-name="T26">DisId:</text:span><text:span text:style-name="T27">same as id </text:span><text:span text:style-name="T28">switch</text:span></text:p>
      <text:p text:style-name="P17"><text:span text:style-name="T24">Stag</text:span>:<text:span text:style-name="T24">same as id </text:span><text:span text:style-name="T37">switch</text:span></text:p>
      <text:p text:style-name="P19"/>
      <text:p text:style-name="P8"><text:span text:style-name="T3">0x0A,0x</text:span><text:span text:style-name="T21">0</text:span><text:span text:style-name="T22">5 </text:span>?<text:span text:style-name="T23">sound</text:span></text:p>
      <text:p text:style-name="P17">DisId:<text:span text:style-name="T24">same as id </text:span><text:span text:style-name="T37">switch</text:span></text:p>
      <text:p text:style-name="P17"><text:span text:style-name="T24">Stag</text:span>:<text:span text:style-name="T24">same as id </text:span><text:span text:style-name="T37">switch</text:span></text:p>
      <text:p text:style-name="P18">PAR1:1 – <text:span text:style-name="T40">sound id?</text:span></text:p>
      <text:p text:style-name="P5"/>
      <text:p text:style-name="P5"><text:span text:style-name="T3">0x0A,0x1D-</text:span>Path<text:span text:style-name="T4">(visual path)</text:span></text:p>
      <text:p text:style-name="P2">DisId:0xffff</text:p>
      <text:p text:style-name="P4"><text:span text:style-name="T4">StageTag</text:span>:<text:span text:style-name="T18">1</text:span></text:p>
      <text:p text:style-name="P13"><text:span text:style-name="T19">par1</text:span><text:span text:style-name="T17">:next</text:span></text:p>
      <text:p text:style-name="P41"><text:span text:style-name="T19">par2</text:span><text:span text:style-name="T17">:previous</text:span></text:p>
      <text:p text:style-name="P41"/>
      <text:p text:style-name="P14"><text:span text:style-name="T5">0x0A,0x</text:span><text:span text:style-name="T6">2</text:span><text:span text:style-name="T5">D-</text:span><text:span text:style-name="T6">Terrain Modification</text:span></text:p>
      <text:p text:style-name="P3">DisId:0xffff</text:p>
      <text:p text:style-name="P14"><text:span text:style-name="T4">StageTag</text:span><text:span text:style-name="T17">:0xffff</text:span></text:p>
      <text:p text:style-name="P14"><text:span text:style-name="T19">par1</text:span><text:span text:style-name="T17">:</text:span><text:span text:style-name="T4">subsub</text:span><text:span text:style-name="T20">type</text:span></text:p>
      <text:p text:style-name="P14"/>
      <text:p text:style-name="P14"/>
      <text:p text:style-name="P14"/>
      <text:p text:style-name="P16"><text:span text:style-name="T5">0x0A,0x</text:span><text:span text:style-name="T7">3</text:span><text:span text:style-name="T9">B</text:span><text:span text:style-name="T5">-</text:span><text:span text:style-name="T10">Smoke</text:span></text:p>
      <text:p text:style-name="P15"><text:span text:style-name="T5">0x0A,0x</text:span><text:span text:style-name="T7">3C</text:span><text:span text:style-name="T5">-</text:span><text:span text:style-name="T8">Smoke</text:span><text:span text:style-name="T10">2</text:span></text:p>
      <text:p text:style-name="P34"><text:span text:style-name="T10">0x0</text:span><text:span text:style-name="T11">B</text:span><text:span text:style-name="T10">-</text:span><text:span text:style-name="T12">Switches</text:span></text:p>
      <text:p text:style-name="P35"/>
      <text:p text:style-name="P9"><text:span text:style-name="T3">0x0</text:span><text:span text:style-name="T39">B</text:span><text:span text:style-name="T3">,0x</text:span><text:span text:style-name="T21">0</text:span><text:span text:style-name="T38">0 swit</text:span><text:span text:style-name="T41">c</text:span><text:span text:style-name="T38">h on</text:span></text:p>
      <text:p text:style-name="P21"><text:span text:style-name="T29">10</text:span><text:span text:style-name="T26">:</text:span><text:span text:style-name="T30">distance </text:span><text:span text:style-name="T31">from player</text:span></text:p>
      <text:p text:style-name="P21"><text:span text:style-name="T27">Stag</text:span><text:span text:style-name="T26">:</text:span><text:span text:style-name="T29">id switch</text:span></text:p>
      <text:p text:style-name="P37"/>
      <text:p text:style-name="P10"><text:span text:style-name="T3">0x0</text:span><text:span text:style-name="T39">B</text:span><text:span text:style-name="T3">,0x</text:span><text:span text:style-name="T21">0</text:span><text:span text:style-name="T41">1</text:span><text:span text:style-name="T38"> swit</text:span><text:span text:style-name="T41">c</text:span><text:span text:style-name="T38">h on</text:span></text:p>
      <text:p text:style-name="P22"><text:span text:style-name="T29">10</text:span><text:span text:style-name="T26">:</text:span><text:span text:style-name="T31">0x40</text:span><text:span text:style-name="T29"> ?</text:span><text:span text:style-name="T30">distance</text:span></text:p>
      <text:p text:style-name="P22"><text:span text:style-name="T27">Stag</text:span><text:span text:style-name="T26">:</text:span><text:span text:style-name="T29">id switch</text:span></text:p>
      <text:p text:style-name="P33">0x<text:span text:style-name="T44">E</text:span> - <text:span text:style-name="T42">scrolls</text:span></text:p>
      <text:p text:style-name="P38"/>
      <text:p text:style-name="P12"><text:span text:style-name="T3">0x0</text:span><text:span text:style-name="T45">E</text:span><text:span text:style-name="T3">,0x</text:span><text:span text:style-name="T21">0</text:span><text:span text:style-name="T45">3</text:span><text:span text:style-name="T38"> </text:span><text:span text:style-name="T45">end portal</text:span></text:p>
      <text:p text:style-name="P12"/>
      <text:p text:style-name="P27"><text:span text:style-name="T5">0x0</text:span><text:span text:style-name="T13">E</text:span><text:span text:style-name="T5">,0x</text:span><text:span text:style-name="T14">0</text:span><text:span text:style-name="T15">5</text:span><text:span text:style-name="T16"> </text:span><text:span text:style-name="T15">scrolls</text:span></text:p>
      <text:p text:style-name="P26"><text:span text:style-name="T33">par1</text:span><text:span text:style-name="T26">:</text:span><text:span text:style-name="T34">type of spell ?</text:span></text:p>
      <text:p text:style-name="P15"/>
      <text:p text:style-name="P32">0xF - <text:span text:style-name="T42">scrolls</text:span></text:p>
      <text:p text:style-name="P23">subtype:0x0</text:p>
      <text:p text:style-name="P24">subtype:0x<text:span text:style-name="T43">2</text:span></text:p>
      <text:p text:style-name="P25">subtype:0x<text:span text:style-name="T44">3</text:span></text:p>
      <text:p text:style-name="P24"><text:span text:style-name="T27">Stag</text:span><text:span text:style-name="T26">:</text:span><text:span text:style-name="T32">0x1</text:span></text:p>
      <text:p text:style-name="P50">Ingame:</text:p>
      <text:p text:style-name="P36"><text:span text:style-name="T3">0x0A,0x1</text:span><text:span text:style-name="T46">E</text:span><text:span text:style-name="T3">-</text:span>Path<text:span text:style-name="T4">(visual path-</text:span><text:span text:style-name="T46">ingame</text:span><text:span text:style-name="T4">)</text:span></text:p>
      <text:p text:style-name="P39"><text:span text:style-name="T43">0x45:0x20</text:span></text:p>
      <text:p text:style-name="P39"><text:span text:style-name="T32"/></text:p>
      <text:p text:style-name="P44"><text:span text:style-name="T5">0x0A,</text:span><text:span text:style-name="T48">0x</text:span><text:span text:style-name="T49">2D</text:span><text:span text:style-name="T5">-</text:span><text:span text:style-name="T49">Terrain modification</text:span></text:p>
      <text:p text:style-name="P40"><text:span text:style-name="T43">0x45:0x</text:span><text:span text:style-name="T47">33</text:span></text:p>
      <text:p text:style-name="P40"><text:span text:style-name="T47"/></text:p>
      <text:p text:style-name="P44"><text:span text:style-name="T48">0x0</text:span><text:span text:style-name="T49">B</text:span><text:span text:style-name="T5">,</text:span><text:span text:style-name="T49">same as noningame</text:span><text:span text:style-name="T5">-</text:span><text:span text:style-name="T49">switch</text:span></text:p>
      <text:p text:style-name="P40"><text:span text:style-name="T50">0x45:</text:span><text:span text:style-name="T47">same as noningame</text:span></text:p>
      <text:p text:style-name="P40"><text:span text:style-name="T47"/></text:p>
      <text:p text:style-name="P45"/>
      <text:p text:style-name="P51">Order of creating:</text:p>
      <text:p text:style-name="P46">1)</text:p>
      <text:p text:style-name="P46">DisId:-1</text:p>
      <text:p text:style-name="P46">Type:0xA</text:p>
      <text:p text:style-name="P46"><text:span text:style-name="T54">S</text:span><text:span text:style-name="T53">ubtype:0x5</text:span><text:span text:style-name="T54">2</text:span></text:p>
      <text:p text:style-name="P48"><text:span text:style-name="T35">(</text:span><text:span text:style-name="T25">not in level 1)</text:span></text:p>
      <text:p text:style-name="P46"/>
      <text:p text:style-name="P46"><text:span text:style-name="T35">2</text:span><text:span text:style-name="T25">)</text:span></text:p>
      <text:p text:style-name="P46">DisId:-1</text:p>
      <text:p text:style-name="P46">Type:0xA</text:p>
      <text:p text:style-name="P46"><text:span text:style-name="T55">S</text:span>ubtype:0x5,0xB,0x0F,0x1E..0x20,0x32,0x33,0x53..0x55,0x58</text:p>
      <text:p text:style-name="P46"/>
      <text:p text:style-name="P46"><text:span text:style-name="T54">3)?(</text:span><text:span text:style-name="T63">sub_498A0</text:span><text:span text:style-name="T54">)</text:span></text:p>
      <text:p text:style-name="P46"/>
      <text:p text:style-name="P46"><text:span text:style-name="T35">4</text:span><text:span text:style-name="T25">)</text:span></text:p>
      <text:p text:style-name="P46">DisId:-1</text:p>
      <text:p text:style-name="P46">Type:0xA</text:p>
      <text:p text:style-name="P46"><text:span text:style-name="T55">S</text:span>ubtype:0x<text:span text:style-name="T55">50</text:span> or 0x<text:span text:style-name="T55">51</text:span></text:p>
      <text:p text:style-name="P46"/>
      <text:p text:style-name="P46"><text:span text:style-name="T54">5)?(</text:span><text:span text:style-name="T63">sub_498A0</text:span><text:span text:style-name="T54">)</text:span></text:p>
      <text:p text:style-name="P46"/>
      <text:p text:style-name="P46"><text:span text:style-name="T51">6</text:span><text:span text:style-name="T25">)</text:span></text:p>
      <text:p text:style-name="P46">DisId:-1</text:p>
      <text:p text:style-name="P46">Type:0xA</text:p>
      <text:p text:style-name="P46"><text:span text:style-name="T55">S</text:span>ubtype:0x<text:span text:style-name="T55">2</text:span> or 0x<text:span text:style-name="T55">E</text:span></text:p>
      <text:p text:style-name="P46"/>
      <text:p text:style-name="P46"><text:span text:style-name="T52">7</text:span><text:span text:style-name="T55">)?(</text:span><text:span text:style-name="T63">sub_498A0</text:span><text:span text:style-name="T55">)</text:span></text:p>
      <text:p text:style-name="P46"/>
      <text:p text:style-name="P47"><text:span text:style-name="T51">8</text:span><text:span text:style-name="T25">)</text:span></text:p>
      <text:p text:style-name="P47">DisId:-1</text:p>
      <text:p text:style-name="P47">Type:0xA</text:p>
      <text:p text:style-name="P47"><text:span text:style-name="T55">S</text:span>ubtype:0x<text:span text:style-name="T55">1B</text:span> or 0x<text:span text:style-name="T55">1C</text:span></text:p>
      <text:p text:style-name="P47"/>
      <text:p text:style-name="P47"><text:span text:style-name="T52">9</text:span><text:span text:style-name="T55">)?(</text:span><text:span text:style-name="T63">sub_498A0</text:span><text:span text:style-name="T55">)</text:span></text:p>
      <text:p text:style-name="P47"/>
      <text:p text:style-name="P47"><text:span text:style-name="T51">10</text:span><text:span text:style-name="T25">)</text:span></text:p>
      <text:p text:style-name="P47">DisId:-1</text:p>
      <text:p text:style-name="P47">Type:0xA</text:p>
      <text:p text:style-name="P47"><text:span text:style-name="T55">S</text:span>ubtype:0x<text:span text:style-name="T55">2D</text:span></text:p>
      <text:p text:style-name="P47"><text:span text:style-name="T60">str_D93C0_bldgprmbuffer</text:span><text:span text:style-name="T61">&amp;10</text:span></text:p>
      <text:p text:style-name="P47"/>
      <text:p text:style-name="P47"><text:span text:style-name="T52">11</text:span><text:span text:style-name="T55">)?(</text:span><text:span text:style-name="T63">sub_498A0</text:span><text:span text:style-name="T55">)</text:span></text:p>
      <text:p text:style-name="P47"/>
      <text:p text:style-name="P47"><text:span text:style-name="T51">12</text:span><text:span text:style-name="T25">)</text:span></text:p>
      <text:p text:style-name="P47">DisId:-1</text:p>
      <text:p text:style-name="P47">Type:0xA</text:p>
      <text:p text:style-name="P47"><text:span text:style-name="T55">S</text:span>ubtype:0x<text:span text:style-name="T55">2D</text:span></text:p>
      <text:p text:style-name="P47"><text:span text:style-name="T60">!str_D93C0_bldgprmbuffer</text:span><text:span text:style-name="T61">&amp;10</text:span></text:p>
      <text:p text:style-name="P47"><text:span text:style-name="T61"/></text:p>
      <text:p text:style-name="P49"><text:span text:style-name="T61">13)?(sub_498A0)</text:span></text:p>
      <text:p text:style-name="P3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pple-system" svg:font-family="apple-system, BlinkMacSystemFont, 'Segoe UI', Helvetica, Arial, sans-serif, 'Apple Color Emoji', 'Segoe UI Emoji'"/>
    <style:font-face style:name="Arial1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6T18:54:46.460000000</meta:creation-date>
    <dc:date>2021-03-09T13:46:38.220000000</dc:date>
    <meta:editing-duration>PT11H13M13S</meta:editing-duration>
    <meta:editing-cycles>37</meta:editing-cycles>
    <meta:generator>LibreOffice/7.0.0.3$Windows_X86_64 LibreOffice_project/8061b3e9204bef6b321a21033174034a5e2ea88e</meta:generator>
    <meta:document-statistic meta:table-count="0" meta:image-count="0" meta:object-count="0" meta:page-count="10" meta:paragraph-count="139" meta:word-count="326" meta:character-count="1951" meta:non-whitespace-character-count="1762"/>
  </office:meta>
</office:document-meta>
</file>